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marker-end="Arrow_20_large" draw:marker-end-width="0.3cm" draw:fill="none" draw:textarea-vertical-align="middle"/>
    </style:style>
    <style:style style:name="gr2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1.984cm" fo:min-width="1.734cm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cm" svg:stroke-color="#000000" draw:marker-start-width="0.35cm" draw:marker-end-width="0.35cm" draw:fill="none" draw:textarea-vertical-align="middle" fo:padding-top="0.175cm" fo:padding-bottom="0.175cm" fo:padding-left="0.3cm" fo:padding-right="0.3cm"/>
    </style:style>
    <style:style style:name="gr4" style:family="graphic" style:parent-style-name="objectwithoutfill">
      <style:graphic-properties draw:stroke="dash" draw:stroke-dash="Dash" svg:stroke-color="#000000" draw:fill="none" draw:textarea-vertical-align="middle"/>
    </style:style>
    <style:style style:name="gr5" style:family="graphic" style:parent-style-name="objectwithoutfill">
      <style:graphic-properties svg:stroke-color="#000000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544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39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89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45cm"/>
      <style:paragraph-properties style:writing-mode="lr-tb"/>
    </style:style>
    <style:style style:name="gr11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0.034cm" fo:min-width="0cm"/>
    </style:style>
    <style:style style:name="gr12" style:family="graphic" style:parent-style-name="objectwithoutfill">
      <style:graphic-properties svg:stroke-width="0.05cm" svg:stroke-color="#000000" draw:marker-start-width="0.28cm" draw:marker-end="Arrow_20_short" draw:marker-end-width="0.38cm" draw:fill="none" draw:textarea-vertical-align="middle" fo:padding-top="0.15cm" fo:padding-bottom="0.15cm" fo:padding-left="0.275cm" fo:padding-right="0.27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10pt" style:font-size-asian="10pt" style:font-size-complex="18pt"/>
    </style:style>
    <style:style style:name="P3" style:family="paragraph">
      <loext:graphic-properties draw:fill="none" draw:fill-color="#ffffff"/>
      <style:paragraph-properties style:writing-mode="lr-tb"/>
      <style:text-properties fo:font-size="10pt" style:font-size-asian="18pt" style:font-size-complex="18pt"/>
    </style:style>
    <style:style style:name="P4" style:family="paragraph">
      <loext:graphic-properties draw:fill="solid" draw:fill-color="#000000"/>
      <style:paragraph-properties fo:text-align="center"/>
    </style:style>
    <style:style style:name="T1" style:family="text">
      <style:text-properties fo:font-size="10pt" style:font-size-asian="10pt" style:font-size-complex="18pt"/>
    </style:style>
    <style:style style:name="T2" style:family="text">
      <style:text-properties fo:font-size="10pt" style:font-size-asian="18pt" style:font-size-complex="18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游ゴシック" style:font-size-asian="10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position="super 58%" fo:font-size="10pt" style:font-size-asian="10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3cm" svg:y1="3.875cm" svg:x2="9.2cm" svg:y2="3.875cm">
          <text:p/>
        </draw:line>
        <draw:line draw:style-name="gr1" draw:text-style-name="P1" draw:layer="layout" svg:x1="5.124cm" svg:y1="6.75cm" svg:x2="5.124cm" svg:y2="0.194cm">
          <text:p/>
        </draw:line>
        <draw:custom-shape draw:style-name="gr2" draw:text-style-name="P1" draw:layer="layout" svg:width="3.3cm" svg:height="3.3cm" svg:x="3.466cm" svg:y="2.2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3.84cm" svg:y1="0.194cm" svg:x2="9cm" svg:y2="5.354cm">
          <text:p/>
        </draw:line>
        <draw:line draw:style-name="gr4" draw:text-style-name="P1" draw:layer="layout" svg:x1="5.04cm" svg:y1="0.181cm" svg:x2="8.94cm" svg:y2="4.081cm">
          <text:p/>
        </draw:line>
        <draw:line draw:style-name="gr4" draw:text-style-name="P1" draw:layer="layout" svg:x1="6.5cm" svg:y1="0.241cm" svg:x2="8.84cm" svg:y2="2.581cm">
          <text:p/>
        </draw:line>
        <draw:line draw:style-name="gr5" draw:text-style-name="P1" draw:layer="layout" svg:x1="2.64cm" svg:y1="0.281cm" svg:x2="8.44cm" svg:y2="6.081cm">
          <text:p/>
        </draw:line>
        <draw:line draw:style-name="gr5" draw:text-style-name="P1" draw:layer="layout" svg:x1="1.44cm" svg:y1="0.381cm" svg:x2="7.7cm" svg:y2="6.641cm">
          <text:p/>
        </draw:line>
        <draw:frame draw:style-name="gr6" draw:text-style-name="P2" draw:layer="layout" svg:width="0.9cm" svg:height="0.794cm" svg:x="8.5cm" svg:y="3.081cm">
          <draw:text-box>
            <text:p><text:span text:style-name="T1">x</text:span></text:p>
          </draw:text-box>
        </draw:frame>
        <draw:frame draw:style-name="gr7" draw:text-style-name="P3" draw:layer="layout" svg:width="0.939cm" svg:height="0.645cm" svg:x="5.26cm" svg:y="0.194cm">
          <draw:text-box>
            <text:p><text:span text:style-name="T2">y</text:span></text:p>
          </draw:text-box>
        </draw:frame>
        <draw:frame draw:style-name="gr8" draw:text-style-name="P3" draw:layer="layout" svg:width="3.8cm" svg:height="1.039cm" svg:x="5.9cm" svg:y="0.581cm">
          <draw:text-box>
            <text:p><text:span text:style-name="T2">(i) no common point</text:span></text:p>
          </draw:text-box>
        </draw:frame>
        <draw:frame draw:style-name="gr8" draw:text-style-name="P3" draw:layer="layout" svg:width="3.3cm" svg:height="1.039cm" svg:x="0.399cm" svg:y="1.081cm">
          <draw:text-box>
            <text:p><text:span text:style-name="T2">(ii) not optimum</text:span></text:p>
          </draw:text-box>
        </draw:frame>
        <draw:frame draw:style-name="gr9" draw:text-style-name="P2" draw:layer="layout" svg:width="0.939cm" svg:height="0.962cm" svg:x="4.3cm" svg:y="3.881cm">
          <draw:text-box>
            <text:p><text:span text:style-name="T1">O</text:span></text:p>
          </draw:text-box>
        </draw:frame>
        <draw:frame draw:style-name="gr8" draw:text-style-name="P3" draw:layer="layout" svg:width="2.75cm" svg:height="1.039cm" svg:x="1.5cm" svg:y="0.194cm">
          <draw:text-box>
            <text:p><text:span text:style-name="T2">f(x,y) = <text:s/>x + y</text:span></text:p>
            <text:p><text:span text:style-name="T2">→ </text:span><text:span text:style-name="T2">y = -x + f</text:span></text:p>
          </draw:text-box>
        </draw:frame>
        <draw:frame draw:style-name="gr8" draw:text-style-name="P2" draw:layer="layout" svg:width="2.3cm" svg:height="1.039cm" svg:x="1.7cm" svg:y="5.081cm">
          <draw:text-box>
            <text:p><text:span text:style-name="T3">x</text:span><text:span text:style-name="T4">2</text:span><text:span text:style-name="T1"> + y</text:span><text:span text:style-name="T4">2</text:span><text:span text:style-name="T1"> = 4</text:span></text:p>
          </draw:text-box>
        </draw:frame>
        <draw:frame draw:style-name="gr10" draw:text-style-name="P2" draw:layer="layout" svg:width="1.14cm" svg:height="0.7cm" svg:x="2.7cm" svg:y="3.781cm">
          <draw:text-box>
            <text:p><text:span text:style-name="T1">-2</text:span></text:p>
          </draw:text-box>
        </draw:frame>
        <draw:frame draw:style-name="gr10" draw:text-style-name="P2" draw:layer="layout" svg:width="1.14cm" svg:height="0.7cm" svg:x="4.5cm" svg:y="5.481cm">
          <draw:text-box>
            <text:p><text:span text:style-name="T1">-2</text:span></text:p>
          </draw:text-box>
        </draw:frame>
        <draw:frame draw:style-name="gr10" draw:text-style-name="P2" draw:layer="layout" svg:width="0.799cm" svg:height="0.7cm" svg:x="6.701cm" svg:y="3.781cm">
          <draw:text-box>
            <text:p><text:span text:style-name="T1">2</text:span></text:p>
          </draw:text-box>
        </draw:frame>
        <draw:frame draw:style-name="gr10" draw:text-style-name="P2" draw:layer="layout" svg:width="1.14cm" svg:height="0.7cm" svg:x="4.5cm" svg:y="1.681cm">
          <draw:text-box>
            <text:p><text:span text:style-name="T1">2</text:span></text:p>
          </draw:text-box>
        </draw:frame>
        <draw:custom-shape draw:style-name="gr11" draw:text-style-name="P4" draw:layer="layout" svg:width="0.4cm" svg:height="0.4cm" svg:x="6.139cm" svg:y="2.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1" draw:layer="layout" svg:x1="6.399cm" svg:y1="2.681cm" svg:x2="7.399cm" svg:y2="1.681cm">
          <text:p/>
        </draw:line>
        <draw:frame draw:style-name="gr10" draw:text-style-name="P2" draw:layer="layout" svg:width="1.14cm" svg:height="0.7cm" svg:x="5.801cm" svg:y="2.781cm">
          <draw:text-box>
            <text:p><text:span text:style-name="T1">P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_20_large" draw:display-name="Arrow large" svg:viewBox="0 0 20 40" svg:d="M0 40l10-40 10 40z"/>
    <draw:marker draw:name="Arrow_20_short" draw:display-name="Arrow short" svg:viewBox="0 0 20 13" svg:d="M0 13l10-13 10 13z"/>
    <draw:stroke-dash draw:name="Dash" draw:style="rect" draw:dots1="1" draw:dots1-length="3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游ゴシック" style:font-family-asian="游ゴシック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0cm" fo:page-height="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0-05T19:20:23.652000000</meta:creation-date>
    <dc:date>2021-10-06T12:05:58.952000000</dc:date>
    <meta:editing-duration>PT13M43S</meta:editing-duration>
    <meta:editing-cycles>7</meta:editing-cycles>
    <meta:generator>LibreOffice/7.0.3.1$Windows_X86_64 LibreOffice_project/d7547858d014d4cf69878db179d326fc3483e082</meta:generator>
    <meta:document-statistic meta:object-count="22"/>
  </office:meta>
</office:document-meta>
</file>